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 draw:auto-grow-height="false" fo:min-height="4.703cm" fo:min-width="9.79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274cm" fo:min-width="4.19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c0c0c0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95cm" svg:height="4.953cm" svg:x="5.318cm" svg:y="1.1cm">
          <text:p text:style-name="P1"><text:span text:style-name="T1">Namespace: caf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699cm" svg:height="1.524cm" svg:x="5.453cm" svg:y="4.217cm">
          <text:p text:style-name="P1">coffee-svc<text:line-break/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99cm" svg:height="1.524cm" svg:x="10.597cm" svg:y="4.217cm">
          <text:p text:style-name="P1">tea-svc<text:line-break/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699cm" svg:height="1.524cm" svg:x="5.453cm" svg:y="1.862cm">
          <text:p text:style-name="P1"><text:span text:style-name="T3">varnish-coffee</text:span><text:span text:style-name="T3"><text:line-break/></text:span><text:span text:style-name="T2">Servic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7.802cm" svg:y1="3.386cm" svg:x2="7.802cm" svg:y2="4.217cm" draw:start-shape="id1" draw:start-glue-point="2" draw:end-shape="id2" svg:d="M7802 3386v831" svg:viewBox="0 0 1 832">
          <text:p/>
        </draw:connector>
        <draw:custom-shape draw:style-name="gr2" draw:text-style-name="P4" xml:id="id3" draw:id="id3" draw:layer="layout" svg:width="4.699cm" svg:height="1.524cm" svg:x="10.597cm" svg:y="1.862cm">
          <text:p text:style-name="P1"><text:span text:style-name="T3">varnish-tea</text:span><text:span text:style-name="T3"><text:line-break/></text:span><text:span text:style-name="T2">Servic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2.946cm" svg:y1="3.386cm" svg:x2="12.946cm" svg:y2="4.217cm" draw:start-shape="id3" draw:start-glue-point="2" draw:end-shape="id4" draw:end-glue-point="0" svg:d="M12946 3386v831" svg:viewBox="0 0 1 8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8.636cm" fo:margin-left="5.08cm" fo:margin-right="5.08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9-03-04T14:18:19.486811129</meta:creation-date>
    <dc:date>2019-03-05T15:33:01.267678589</dc:date>
    <dc:creator>Geoffrey Simmons</dc:creator>
    <meta:editing-duration>PT5H10M58S</meta:editing-duration>
    <meta:editing-cycles>10</meta:editing-cycles>
    <meta:generator>LibreOffice/5.2.7.2$Linux_X86_64 LibreOffice_project/20m0$Build-2</meta:generator>
    <meta:document-statistic meta:object-count="7"/>
  </office:meta>
</office:document-meta>
</file>